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hat hien vung ban t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400 images</text:p>
                <text:p>kinect 5</text:p>
              </text:list-item>
              <text:list-item>
                <text:p>480*680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roce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heck condi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RGB</text:p>
                <text:p>Max IOU = <text:s/>0.01654810514227383</text:p>
              </text:list-header>
              <text:list-item>
                <text:p>Mean IOU= <text:s/>0.0034593773121105523</text:p>
              </text:list-item>
              <text:list-item>
                <text:p>Max Recall = <text:s/>1.0</text:p>
              </text:list-item>
              <text:list-item>
                <text:p>Mean Recall = <text:s/>0.5039267100560711</text:p>
                <text:p>HSV space:</text:p>
                <text:p>Max IOU = <text:s/>0.38687258687258685</text:p>
              </text:list-item>
              <text:list-item>
                <text:p>Mean IOU= <text:s/>0.06749822849739223</text:p>
              </text:list-item>
              <text:list-item>
                <text:p>Max Recall = <text:s/>0.7346938775510204</text:p>
              </text:list-item>
              <text:list-item>
                <text:p>Mean Recall = <text:s/>0.2116791295940698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GR2HSV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indContour</text:p>
                <text:p>- bgr2gray / bgr2hsv??</text:p>
                <text:p>-contourAre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21/3</text:p>
              </text:list-item>
              <text:list-item>
                <text:p>FindCountour:</text:p>
              </text:list-item>
              <text:list-item>
                <text:p>Problems: bgr→hsv, Area?</text:p>
                <text:p>→ convert all original image 2 hsv</text:p>
                <text:p>→ find the mean hsv threshold [lowerHSV; upperHSV]</text:p>
                <text:p>→ find the mean hand area threshold from groundtruth [lowerHandArea; upperHandArea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handAre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cessful iterated 4001 <text:s/>PNG images. Area List Updated! 145 <text:s/>errors.</text:p>
              </text:list-item>
              <text:list-item>
                <text:p>Data saved to files</text:p>
              </text:list-item>
              <text:list-item>
                <text:p>Min area = <text:s/>0.0</text:p>
              </text:list-item>
              <text:list-item>
                <text:p>Mean area = <text:s/>864.730817295676</text:p>
              </text:list-item>
              <text:list-item>
                <text:p>Max area = <text:s/>4430.5</text:p>
              </text:list-item>
              <text:list-item>
                <text:p>Program executed in 11.434244871139526 second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andom split data ½</text:p>
              </text:list-item>
              <text:list-item>
                <text:p>rgb→hsv</text:p>
              </text:list-item>
              <text:list-item>
                <text:p>Xd nguong tu dong, phuong sai so voi gia tri trung binh 50%</text:p>
              </text:list-item>
              <text:list-item>
                <text:p>findcont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5:01:04.924746222</meta:creation-date>
    <meta:editing-duration>PT3H36M21S</meta:editing-duration>
    <meta:editing-cycles>10</meta:editing-cycles>
    <meta:generator>LibreOffice/6.0.7.3$Linux_X86_64 LibreOffice_project/00m0$Build-3</meta:generator>
    <dc:title>Blue Curve</dc:title>
    <dc:date>2019-03-25T05:50:47.948164928</dc:date>
    <meta:document-statistic meta:object-count="74"/>
  </office:meta>
</office:document-meta>
</file>